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 style:data-style-name="N36"/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1" table:number-columns-repeated="2" table:default-cell-style-name="ce1"/>
        <table:table-row table:style-name="ro1">
          <table:table-cell table:style-name="Default" office:value-type="string" calcext:value-type="string">
            <text:p>Fuente: http://www.cepchile.cl</text:p>
          </table:table-cell>
          <table:table-cell table:number-columns-repeated="3"/>
          <table:table-cell table:style-name="Default" table:number-columns-repeated="2"/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fch</text:p>
          </table:table-cell>
          <table:table-cell office:value-type="string" calcext:value-type="string">
            <text:p>aprueba</text:p>
          </table:table-cell>
          <table:table-cell office:value-type="string" calcext:value-type="string">
            <text:p>desaprueba</text:p>
          </table:table-cell>
          <table:table-cell office:value-type="string" calcext:value-type="string">
            <text:p>pdt</text:p>
          </table:table-cell>
          <table:table-cell table:style-name="Default" office:value-type="string" calcext:value-type="string">
            <text:p>from</text:p>
          </table:table-cell>
          <table:table-cell table:style-name="Default" office:value-type="string" calcext:value-type="string">
            <text:p>to</text:p>
          </table:table-cell>
        </table:table-row>
        <table:table-row table:style-name="ro1">
          <table:table-cell office:value-type="date" office:date-value="1998-01-01" calcext:value-type="date">
            <text:p>01/01/1998</text:p>
          </table:table-cell>
          <table:table-cell office:value-type="float" office:value="33.3" calcext:value-type="float">
            <text:p>33.3</text:p>
          </table:table-cell>
          <table:table-cell office:value-type="float" office:value="37.1" calcext:value-type="float">
            <text:p>37.1</text:p>
          </table:table-cell>
          <table:table-cell office:value-type="string" calcext:value-type="string">
            <text:p>Frei</text:p>
          </table:table-cell>
          <table:table-cell office:value-type="date" office:date-value="1998-01-01" calcext:value-type="date">
            <text:p>01/01/1998</text:p>
          </table:table-cell>
          <table:table-cell office:value-type="date" office:date-value="1998-03-17" calcext:value-type="date">
            <text:p>03/17/1998</text:p>
          </table:table-cell>
        </table:table-row>
        <table:table-row table:style-name="ro1">
          <table:table-cell office:value-type="date" office:date-value="1998-06-01" calcext:value-type="date">
            <text:p>06/01/199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rei</text:p>
          </table:table-cell>
          <table:table-cell office:value-type="date" office:date-value="1998-03-17" calcext:value-type="date">
            <text:p>03/17/1998</text:p>
          </table:table-cell>
          <table:table-cell office:value-type="date" office:date-value="1998-11-15" calcext:value-type="date">
            <text:p>11/15/1998</text:p>
          </table:table-cell>
        </table:table-row>
        <table:table-row table:style-name="ro1">
          <table:table-cell office:value-type="date" office:date-value="1999-05-01" calcext:value-type="date">
            <text:p>05/01/1999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rei</text:p>
          </table:table-cell>
          <table:table-cell office:value-type="date" office:date-value="1998-11-15" calcext:value-type="date">
            <text:p>11/15/1998</text:p>
          </table:table-cell>
          <table:table-cell office:value-type="date" office:date-value="1999-07-16" calcext:value-type="date">
            <text:p>07/16/1999</text:p>
          </table:table-cell>
        </table:table-row>
        <table:table-row table:style-name="ro1">
          <table:table-cell office:value-type="date" office:date-value="1999-10-01" calcext:value-type="date">
            <text:p>10/01/1999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rei</text:p>
          </table:table-cell>
          <table:table-cell office:value-type="date" office:date-value="1999-07-16" calcext:value-type="date">
            <text:p>07/16/1999</text:p>
          </table:table-cell>
          <table:table-cell office:value-type="date" office:date-value="2000-05-01" calcext:value-type="date">
            <text:p>05/01/2000</text:p>
          </table:table-cell>
        </table:table-row>
        <table:table-row table:style-name="ro1">
          <table:table-cell office:value-type="date" office:date-value="2000-12-01" calcext:value-type="date">
            <text:p>12/01/2000</text:p>
          </table:table-cell>
          <table:table-cell office:value-type="float" office:value="48.6" calcext:value-type="float">
            <text:p>48.6</text:p>
          </table:table-cell>
          <table:table-cell office:value-type="float" office:value="26.3" calcext:value-type="float">
            <text:p>26.3</text:p>
          </table:table-cell>
          <table:table-cell office:value-type="string" calcext:value-type="string">
            <text:p>Lagos</text:p>
          </table:table-cell>
          <table:table-cell office:value-type="date" office:date-value="2000-05-01" calcext:value-type="date">
            <text:p>05/01/2000</text:p>
          </table:table-cell>
          <table:table-cell office:value-type="date" office:date-value="2001-03-02" calcext:value-type="date">
            <text:p>03/02/2001</text:p>
          </table:table-cell>
        </table:table-row>
        <table:table-row table:style-name="ro1">
          <table:table-cell office:value-type="date" office:date-value="2001-06-01" calcext:value-type="date">
            <text:p>06/01/2001</text:p>
          </table:table-cell>
          <table:table-cell office:value-type="float" office:value="40.6" calcext:value-type="float">
            <text:p>40.6</text:p>
          </table:table-cell>
          <table:table-cell office:value-type="float" office:value="36.4" calcext:value-type="float">
            <text:p>36.4</text:p>
          </table:table-cell>
          <table:table-cell office:value-type="string" calcext:value-type="string">
            <text:p>Lagos</text:p>
          </table:table-cell>
          <table:table-cell office:value-type="date" office:date-value="2001-03-02" calcext:value-type="date">
            <text:p>03/02/2001</text:p>
          </table:table-cell>
          <table:table-cell office:value-type="date" office:date-value="2001-09-16" calcext:value-type="date">
            <text:p>09/16/2001</text:p>
          </table:table-cell>
        </table:table-row>
        <table:table-row table:style-name="ro1">
          <table:table-cell office:value-type="date" office:date-value="2002-01-01" calcext:value-type="date">
            <text:p>01/01/2002</text:p>
          </table:table-cell>
          <table:table-cell office:value-type="float" office:value="44.4" calcext:value-type="float">
            <text:p>44.4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Lagos</text:p>
          </table:table-cell>
          <table:table-cell office:value-type="date" office:date-value="2001-09-16" calcext:value-type="date">
            <text:p>09/16/2001</text:p>
          </table:table-cell>
          <table:table-cell office:value-type="date" office:date-value="2002-04-01" calcext:value-type="date">
            <text:p>04/01/2002</text:p>
          </table:table-cell>
        </table:table-row>
        <table:table-row table:style-name="ro1">
          <table:table-cell office:value-type="date" office:date-value="2002-07-01" calcext:value-type="date">
            <text:p>07/01/2002</text:p>
          </table:table-cell>
          <table:table-cell office:value-type="float" office:value="42.5" calcext:value-type="float">
            <text:p>42.5</text:p>
          </table:table-cell>
          <table:table-cell office:value-type="float" office:value="29.4" calcext:value-type="float">
            <text:p>29.4</text:p>
          </table:table-cell>
          <table:table-cell office:value-type="string" calcext:value-type="string">
            <text:p>Lagos</text:p>
          </table:table-cell>
          <table:table-cell office:value-type="date" office:date-value="2002-04-01" calcext:value-type="date">
            <text:p>04/01/2002</text:p>
          </table:table-cell>
          <table:table-cell office:value-type="date" office:date-value="2002-09-15" calcext:value-type="date">
            <text:p>09/15/2002</text:p>
          </table:table-cell>
        </table:table-row>
        <table:table-row table:style-name="ro1">
          <table:table-cell office:value-type="date" office:date-value="2002-12-01" calcext:value-type="date">
            <text:p>12/01/2002</text:p>
          </table:table-cell>
          <table:table-cell office:value-type="float" office:value="41.1" calcext:value-type="float">
            <text:p>41.1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Lagos</text:p>
          </table:table-cell>
          <table:table-cell office:value-type="date" office:date-value="2002-09-15" calcext:value-type="date">
            <text:p>09/15/2002</text:p>
          </table:table-cell>
          <table:table-cell office:value-type="date" office:date-value="2003-03-17" calcext:value-type="date">
            <text:p>03/17/2003</text:p>
          </table:table-cell>
        </table:table-row>
        <table:table-row table:style-name="ro1">
          <table:table-cell office:value-type="date" office:date-value="2003-07-01" calcext:value-type="date">
            <text:p>07/01/2003</text:p>
          </table:table-cell>
          <table:table-cell office:value-type="float" office:value="46" calcext:value-type="float">
            <text:p>46</text:p>
          </table:table-cell>
          <table:table-cell office:value-type="float" office:value="26.2" calcext:value-type="float">
            <text:p>26.2</text:p>
          </table:table-cell>
          <table:table-cell office:value-type="string" calcext:value-type="string">
            <text:p>Lagos</text:p>
          </table:table-cell>
          <table:table-cell office:value-type="date" office:date-value="2003-03-17" calcext:value-type="date">
            <text:p>03/17/2003</text:p>
          </table:table-cell>
          <table:table-cell office:value-type="date" office:date-value="2003-09-15" calcext:value-type="date">
            <text:p>09/15/2003</text:p>
          </table:table-cell>
        </table:table-row>
        <table:table-row table:style-name="ro1">
          <table:table-cell office:value-type="date" office:date-value="2003-12-01" calcext:value-type="date">
            <text:p>12/01/2003</text:p>
          </table:table-cell>
          <table:table-cell office:value-type="float" office:value="47.4" calcext:value-type="float">
            <text:p>47.4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Lagos</text:p>
          </table:table-cell>
          <table:table-cell office:value-type="date" office:date-value="2003-09-15" calcext:value-type="date">
            <text:p>09/15/2003</text:p>
          </table:table-cell>
          <table:table-cell office:value-type="date" office:date-value="2004-03-16" calcext:value-type="date">
            <text:p>03/16/2004</text:p>
          </table:table-cell>
        </table:table-row>
        <table:table-row table:style-name="ro1">
          <table:table-cell office:value-type="date" office:date-value="2004-07-01" calcext:value-type="date">
            <text:p>07/01/2004</text:p>
          </table:table-cell>
          <table:table-cell office:value-type="float" office:value="57.5" calcext:value-type="float">
            <text:p>57.5</text:p>
          </table:table-cell>
          <table:table-cell office:value-type="float" office:value="21.7" calcext:value-type="float">
            <text:p>21.7</text:p>
          </table:table-cell>
          <table:table-cell office:value-type="string" calcext:value-type="string">
            <text:p>Lagos</text:p>
          </table:table-cell>
          <table:table-cell office:value-type="date" office:date-value="2004-03-16" calcext:value-type="date">
            <text:p>03/16/2004</text:p>
          </table:table-cell>
          <table:table-cell office:value-type="date" office:date-value="2004-09-15" calcext:value-type="date">
            <text:p>09/15/2004</text:p>
          </table:table-cell>
        </table:table-row>
        <table:table-row table:style-name="ro1">
          <table:table-cell office:value-type="date" office:date-value="2004-12-01" calcext:value-type="date">
            <text:p>12/01/2004</text:p>
          </table:table-cell>
          <table:table-cell office:value-type="float" office:value="60.7" calcext:value-type="float">
            <text:p>60.7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Lagos</text:p>
          </table:table-cell>
          <table:table-cell office:value-type="date" office:date-value="2004-09-15" calcext:value-type="date">
            <text:p>09/15/2004</text:p>
          </table:table-cell>
          <table:table-cell office:value-type="date" office:date-value="2005-03-17" calcext:value-type="date">
            <text:p>03/17/2005</text:p>
          </table:table-cell>
        </table:table-row>
        <table:table-row table:style-name="ro1">
          <table:table-cell office:value-type="date" office:date-value="2005-07-01" calcext:value-type="date">
            <text:p>07/01/2005</text:p>
          </table:table-cell>
          <table:table-cell office:value-type="float" office:value="61.2" calcext:value-type="float">
            <text:p>61.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gos</text:p>
          </table:table-cell>
          <table:table-cell office:value-type="date" office:date-value="2005-03-17" calcext:value-type="date">
            <text:p>03/17/2005</text:p>
          </table:table-cell>
          <table:table-cell office:value-type="date" office:date-value="2005-08-31" calcext:value-type="date">
            <text:p>08/31/2005</text:p>
          </table:table-cell>
        </table:table-row>
        <table:table-row table:style-name="ro1">
          <table:table-cell office:value-type="date" office:date-value="2005-11-01" calcext:value-type="date">
            <text:p>11/01/2005</text:p>
          </table:table-cell>
          <table:table-cell office:value-type="float" office:value="58.9" calcext:value-type="float">
            <text:p>58.9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Lagos</text:p>
          </table:table-cell>
          <table:table-cell office:value-type="date" office:date-value="2005-08-31" calcext:value-type="date">
            <text:p>08/31/2005</text:p>
          </table:table-cell>
          <table:table-cell office:value-type="date" office:date-value="2006-03-02" calcext:value-type="date">
            <text:p>03/02/2006</text:p>
          </table:table-cell>
        </table:table-row>
        <table:table-row table:style-name="ro1">
          <table:table-cell office:value-type="date" office:date-value="2006-07-01" calcext:value-type="date">
            <text:p>07/01/2006</text:p>
          </table:table-cell>
          <table:table-cell office:value-type="float" office:value="45.8" calcext:value-type="float">
            <text:p>45.8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Bachelet</text:p>
          </table:table-cell>
          <table:table-cell office:value-type="date" office:date-value="2006-03-02" calcext:value-type="date">
            <text:p>03/02/2006</text:p>
          </table:table-cell>
          <table:table-cell office:value-type="date" office:date-value="2006-09-15" calcext:value-type="date">
            <text:p>09/15/2006</text:p>
          </table:table-cell>
        </table:table-row>
        <table:table-row table:style-name="ro1">
          <table:table-cell office:value-type="date" office:date-value="2006-12-01" calcext:value-type="date">
            <text:p>12/01/2006</text:p>
          </table:table-cell>
          <table:table-cell office:value-type="float" office:value="51.7" calcext:value-type="float">
            <text:p>51.7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Bachelet</text:p>
          </table:table-cell>
          <table:table-cell office:value-type="date" office:date-value="2006-09-15" calcext:value-type="date">
            <text:p>09/15/2006</text:p>
          </table:table-cell>
          <table:table-cell office:value-type="date" office:date-value="2007-03-02" calcext:value-type="date">
            <text:p>03/02/2007</text:p>
          </table:table-cell>
        </table:table-row>
        <table:table-row table:style-name="ro1">
          <table:table-cell office:value-type="date" office:date-value="2007-06-01" calcext:value-type="date">
            <text:p>06/01/2007</text:p>
          </table:table-cell>
          <table:table-cell office:value-type="float" office:value="40.9" calcext:value-type="float">
            <text:p>40.9</text:p>
          </table:table-cell>
          <table:table-cell office:value-type="float" office:value="40.7" calcext:value-type="float">
            <text:p>40.7</text:p>
          </table:table-cell>
          <table:table-cell office:value-type="string" calcext:value-type="string">
            <text:p>Bachelet</text:p>
          </table:table-cell>
          <table:table-cell office:value-type="date" office:date-value="2007-03-02" calcext:value-type="date">
            <text:p>03/02/2007</text:p>
          </table:table-cell>
          <table:table-cell office:value-type="date" office:date-value="2007-08-31" calcext:value-type="date">
            <text:p>08/31/2007</text:p>
          </table:table-cell>
        </table:table-row>
        <table:table-row table:style-name="ro1">
          <table:table-cell office:value-type="date" office:date-value="2007-12-01" calcext:value-type="date">
            <text:p>12/01/2007</text:p>
          </table:table-cell>
          <table:table-cell office:value-type="float" office:value="38.8" calcext:value-type="float">
            <text:p>38.8</text:p>
          </table:table-cell>
          <table:table-cell office:value-type="float" office:value="42.1" calcext:value-type="float">
            <text:p>42.1</text:p>
          </table:table-cell>
          <table:table-cell office:value-type="string" calcext:value-type="string">
            <text:p>Bachelet</text:p>
          </table:table-cell>
          <table:table-cell office:value-type="date" office:date-value="2007-08-31" calcext:value-type="date">
            <text:p>08/31/2007</text:p>
          </table:table-cell>
          <table:table-cell office:value-type="date" office:date-value="2008-03-01" calcext:value-type="date">
            <text:p>03/01/2008</text:p>
          </table:table-cell>
        </table:table-row>
        <table:table-row table:style-name="ro1">
          <table:table-cell office:value-type="date" office:date-value="2008-06-01" calcext:value-type="date">
            <text:p>06/01/2008</text:p>
          </table:table-cell>
          <table:table-cell office:value-type="float" office:value="39.6" calcext:value-type="float">
            <text:p>39.6</text:p>
          </table:table-cell>
          <table:table-cell office:value-type="float" office:value="42.9" calcext:value-type="float">
            <text:p>42.9</text:p>
          </table:table-cell>
          <table:table-cell office:value-type="string" calcext:value-type="string">
            <text:p>Bachelet</text:p>
          </table:table-cell>
          <table:table-cell office:value-type="date" office:date-value="2008-03-01" calcext:value-type="date">
            <text:p>03/01/2008</text:p>
          </table:table-cell>
          <table:table-cell office:value-type="date" office:date-value="2008-08-31" calcext:value-type="date">
            <text:p>08/31/2008</text:p>
          </table:table-cell>
        </table:table-row>
        <table:table-row table:style-name="ro1">
          <table:table-cell office:value-type="date" office:date-value="2008-12-01" calcext:value-type="date">
            <text:p>12/01/2008</text:p>
          </table:table-cell>
          <table:table-cell office:value-type="float" office:value="43" calcext:value-type="float">
            <text:p>43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Bachelet</text:p>
          </table:table-cell>
          <table:table-cell office:value-type="date" office:date-value="2008-08-31" calcext:value-type="date">
            <text:p>08/31/2008</text:p>
          </table:table-cell>
          <table:table-cell office:value-type="date" office:date-value="2009-03-02" calcext:value-type="date">
            <text:p>03/02/2009</text:p>
          </table:table-cell>
        </table:table-row>
        <table:table-row table:style-name="ro1">
          <table:table-cell office:value-type="date" office:date-value="2009-06-01" calcext:value-type="date">
            <text:p>06/01/2009</text:p>
          </table:table-cell>
          <table:table-cell office:value-type="float" office:value="66.5" calcext:value-type="float">
            <text:p>66.5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Bachelet</text:p>
          </table:table-cell>
          <table:table-cell office:value-type="date" office:date-value="2009-03-02" calcext:value-type="date">
            <text:p>03/02/2009</text:p>
          </table:table-cell>
          <table:table-cell office:value-type="date" office:date-value="2009-07-01" calcext:value-type="date">
            <text:p>07/01/2009</text:p>
          </table:table-cell>
        </table:table-row>
        <table:table-row table:style-name="ro1">
          <table:table-cell office:value-type="date" office:date-value="2009-08-01" calcext:value-type="date">
            <text:p>08/01/2009</text:p>
          </table:table-cell>
          <table:table-cell office:value-type="float" office:value="72.3" calcext:value-type="float">
            <text:p>72.3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Bachelet</text:p>
          </table:table-cell>
          <table:table-cell office:value-type="date" office:date-value="2009-07-01" calcext:value-type="date">
            <text:p>07/01/2009</text:p>
          </table:table-cell>
          <table:table-cell office:value-type="date" office:date-value="2009-08-31" calcext:value-type="date">
            <text:p>08/31/2009</text:p>
          </table:table-cell>
        </table:table-row>
        <table:table-row table:style-name="ro1">
          <table:table-cell office:value-type="date" office:date-value="2009-10-01" calcext:value-type="date">
            <text:p>10/01/2009</text:p>
          </table:table-cell>
          <table:table-cell office:value-type="float" office:value="77.6" calcext:value-type="float">
            <text:p>77.6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Bachelet</text:p>
          </table:table-cell>
          <table:table-cell office:value-type="date" office:date-value="2009-08-31" calcext:value-type="date">
            <text:p>08/31/2009</text:p>
          </table:table-cell>
          <table:table-cell office:value-type="date" office:date-value="2010-02-14" calcext:value-type="date">
            <text:p>02/14/2010</text:p>
          </table:table-cell>
        </table:table-row>
        <table:table-row table:style-name="ro1">
          <table:table-cell office:value-type="date" office:date-value="2010-07-01" calcext:value-type="date">
            <text:p>07/01/2010</text:p>
          </table:table-cell>
          <table:table-cell office:value-type="float" office:value="45" calcext:value-type="float">
            <text:p>45</text:p>
          </table:table-cell>
          <table:table-cell office:value-type="float" office:value="28.7" calcext:value-type="float">
            <text:p>28.7</text:p>
          </table:table-cell>
          <table:table-cell office:value-type="string" calcext:value-type="string">
            <text:p>Piñera</text:p>
          </table:table-cell>
          <table:table-cell office:value-type="date" office:date-value="2010-02-14" calcext:value-type="date">
            <text:p>02/14/2010</text:p>
          </table:table-cell>
          <table:table-cell office:value-type="date" office:date-value="2010-09-15" calcext:value-type="date">
            <text:p>09/15/2010</text:p>
          </table:table-cell>
        </table:table-row>
        <table:table-row table:style-name="ro1">
          <table:table-cell office:value-type="date" office:date-value="2010-12-01" calcext:value-type="date">
            <text:p>12/01/2010</text:p>
          </table:table-cell>
          <table:table-cell office:value-type="float" office:value="44.3" calcext:value-type="float">
            <text:p>44.3</text:p>
          </table:table-cell>
          <table:table-cell office:value-type="float" office:value="33.6" calcext:value-type="float">
            <text:p>33.6</text:p>
          </table:table-cell>
          <table:table-cell office:value-type="string" calcext:value-type="string">
            <text:p>Piñera</text:p>
          </table:table-cell>
          <table:table-cell office:value-type="date" office:date-value="2010-09-15" calcext:value-type="date">
            <text:p>09/15/2010</text:p>
          </table:table-cell>
          <table:table-cell office:value-type="date" office:date-value="2011-03-17" calcext:value-type="date">
            <text:p>03/17/2011</text:p>
          </table:table-cell>
        </table:table-row>
        <table:table-row table:style-name="ro1">
          <table:table-cell office:value-type="date" office:date-value="2011-07-01" calcext:value-type="date">
            <text:p>07/01/2011</text:p>
          </table:table-cell>
          <table:table-cell office:value-type="float" office:value="26.3" calcext:value-type="float">
            <text:p>26.3</text:p>
          </table:table-cell>
          <table:table-cell office:value-type="float" office:value="52.6" calcext:value-type="float">
            <text:p>52.6</text:p>
          </table:table-cell>
          <table:table-cell office:value-type="string" calcext:value-type="string">
            <text:p>Piñera</text:p>
          </table:table-cell>
          <table:table-cell office:value-type="date" office:date-value="2011-03-17" calcext:value-type="date">
            <text:p>03/17/2011</text:p>
          </table:table-cell>
          <table:table-cell office:value-type="date" office:date-value="2011-09-15" calcext:value-type="date">
            <text:p>09/15/2011</text:p>
          </table:table-cell>
        </table:table-row>
        <table:table-row table:style-name="ro1">
          <table:table-cell office:value-type="date" office:date-value="2011-12-01" calcext:value-type="date">
            <text:p>12/01/2011</text:p>
          </table:table-cell>
          <table:table-cell office:value-type="float" office:value="22.8" calcext:value-type="float">
            <text:p>22.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iñera</text:p>
          </table:table-cell>
          <table:table-cell office:value-type="date" office:date-value="2011-09-15" calcext:value-type="date">
            <text:p>09/15/2011</text:p>
          </table:table-cell>
          <table:table-cell office:value-type="date" office:date-value="2012-01-31" calcext:value-type="date">
            <text:p>01/31/2012</text:p>
          </table:table-cell>
        </table:table-row>
        <table:table-row table:style-name="ro1">
          <table:table-cell office:value-type="date" office:date-value="2012-04-01" calcext:value-type="date">
            <text:p>04/01/2012</text:p>
          </table:table-cell>
          <table:table-cell office:value-type="float" office:value="23.6" calcext:value-type="float">
            <text:p>23.6</text:p>
          </table:table-cell>
          <table:table-cell office:value-type="float" office:value="59.2" calcext:value-type="float">
            <text:p>59.2</text:p>
          </table:table-cell>
          <table:table-cell office:value-type="string" calcext:value-type="string">
            <text:p>Piñera</text:p>
          </table:table-cell>
          <table:table-cell office:value-type="date" office:date-value="2012-01-31" calcext:value-type="date">
            <text:p>01/31/2012</text:p>
          </table:table-cell>
          <table:table-cell office:value-type="date" office:date-value="2012-06-01" calcext:value-type="date">
            <text:p>06/01/2012</text:p>
          </table:table-cell>
        </table:table-row>
        <table:table-row table:style-name="ro1">
          <table:table-cell office:value-type="date" office:date-value="2012-08-01" calcext:value-type="date">
            <text:p>08/01/2012</text:p>
          </table:table-cell>
          <table:table-cell office:value-type="float" office:value="27.4" calcext:value-type="float">
            <text:p>27.4</text:p>
          </table:table-cell>
          <table:table-cell office:value-type="float" office:value="52.3" calcext:value-type="float">
            <text:p>52.3</text:p>
          </table:table-cell>
          <table:table-cell office:value-type="string" calcext:value-type="string">
            <text:p>Piñera</text:p>
          </table:table-cell>
          <table:table-cell office:value-type="date" office:date-value="2012-06-01" calcext:value-type="date">
            <text:p>06/01/2012</text:p>
          </table:table-cell>
          <table:table-cell office:value-type="date" office:date-value="2012-10-01" calcext:value-type="date">
            <text:p>10/01/2012</text:p>
          </table:table-cell>
        </table:table-row>
        <table:table-row table:style-name="ro1">
          <table:table-cell office:value-type="date" office:date-value="2012-12-01" calcext:value-type="date">
            <text:p>12/01/2012</text:p>
          </table:table-cell>
          <table:table-cell office:value-type="float" office:value="31.4" calcext:value-type="float">
            <text:p>31.4</text:p>
          </table:table-cell>
          <table:table-cell office:value-type="float" office:value="50.6" calcext:value-type="float">
            <text:p>50.6</text:p>
          </table:table-cell>
          <table:table-cell office:value-type="string" calcext:value-type="string">
            <text:p>Piñera</text:p>
          </table:table-cell>
          <table:table-cell office:value-type="date" office:date-value="2012-10-01" calcext:value-type="date">
            <text:p>10/01/2012</text:p>
          </table:table-cell>
          <table:table-cell office:value-type="date" office:date-value="2013-04-01" calcext:value-type="date">
            <text:p>04/01/2013</text:p>
          </table:table-cell>
        </table:table-row>
        <table:table-row table:style-name="ro1">
          <table:table-cell office:value-type="date" office:date-value="2013-08-01" calcext:value-type="date">
            <text:p>08/01/2013</text:p>
          </table:table-cell>
          <table:table-cell office:value-type="float" office:value="31.5" calcext:value-type="float">
            <text:p>31.5</text:p>
          </table:table-cell>
          <table:table-cell office:value-type="float" office:value="43.9" calcext:value-type="float">
            <text:p>43.9</text:p>
          </table:table-cell>
          <table:table-cell office:value-type="string" calcext:value-type="string">
            <text:p>Piñera</text:p>
          </table:table-cell>
          <table:table-cell office:value-type="date" office:date-value="2013-04-01" calcext:value-type="date">
            <text:p>04/01/2013</text:p>
          </table:table-cell>
          <table:table-cell office:value-type="date" office:date-value="2013-08-31" calcext:value-type="date">
            <text:p>08/31/2013</text:p>
          </table:table-cell>
        </table:table-row>
        <table:table-row table:style-name="ro1">
          <table:table-cell office:value-type="date" office:date-value="2013-10-01" calcext:value-type="date">
            <text:p>10/01/2013</text:p>
          </table:table-cell>
          <table:table-cell office:value-type="float" office:value="34.2" calcext:value-type="float">
            <text:p>34.2</text:p>
          </table:table-cell>
          <table:table-cell office:value-type="float" office:value="46.2" calcext:value-type="float">
            <text:p>46.2</text:p>
          </table:table-cell>
          <table:table-cell office:value-type="string" calcext:value-type="string">
            <text:p>Piñera</text:p>
          </table:table-cell>
          <table:table-cell office:value-type="date" office:date-value="2013-08-31" calcext:value-type="date">
            <text:p>08/31/2013</text:p>
          </table:table-cell>
          <table:table-cell office:value-type="date" office:date-value="2014-03-01" calcext:value-type="date">
            <text:p>03/01/2014</text:p>
          </table:table-cell>
        </table:table-row>
        <table:table-row table:style-name="ro1">
          <table:table-cell table:number-columns-repeated="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00/00/0000</text:date>, <text:time style:data-style-name="N2" text:time-value="04:39:23.8399764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21:16:50.759390357</meta:creation-date>
    <dc:date>2015-10-22T04:57:14.906300705</dc:date>
    <meta:editing-duration>PT58M37S</meta:editing-duration>
    <meta:editing-cycles>21</meta:editing-cycles>
    <meta:generator>LibreOffice/4.2.8.2$Linux_X86_64 LibreOffice_project/420m0$Build-2</meta:generator>
    <meta:document-statistic meta:table-count="1" meta:cell-count="205" meta:object-count="0"/>
  </office:meta>
</office:document-meta>
</file>